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8">
      <style:table-cell-properties fo:wrap-option="wrap" fo:border="0.002cm solid #000000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background-color="#ffcc99" fo:wrap-option="wrap" fo:border="0.002cm solid #000000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8">
      <style:table-cell-properties fo:background-color="#ffcc99" fo:wrap-option="wrap" fo:border="0.002cm solid #000000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23.3.31" table:style-name="ta1" table:print="false">
        <table:table-column table:style-name="co1" table:number-columns-repeated="9" table:default-cell-style-name="Default"/>
        <table:table-row table:style-name="ro1">
          <table:table-cell table:style-name="ce1" office:value-type="string">
            <text:p>　</text:p>
          </table:table-cell>
          <table:table-cell table:style-name="ce1" office:value-type="string">
            <text:p>日本</text:p>
          </table:table-cell>
          <table:table-cell table:style-name="ce1" office:value-type="string">
            <text:p>北米</text:p>
          </table:table-cell>
          <table:table-cell table:style-name="ce1" office:value-type="string">
            <text:p>欧州</text:p>
          </table:table-cell>
          <table:table-cell table:style-name="ce1" office:value-type="string">
            <text:p>アジア</text:p>
          </table:table-cell>
          <table:table-cell table:style-name="ce1" office:value-type="string">
            <text:p>その他</text:p>
          </table:table-cell>
          <table:table-cell table:style-name="ce1" office:value-type="string">
            <text:p>計</text:p>
            <draw:frame table:end-cell-address="'H23.3.31'.N18" table:end-x="1.414cm" table:end-y="0.08cm" draw:z-index="2" draw:style-name="gr1" draw:text-style-name="P1" svg:width="15.999cm" svg:height="8.999cm" svg:x="1.222cm" svg:y="0.164cm">
              <draw:object draw:notify-on-update-of-ranges="'H23.3.31'.B1:'H23.3.31'.F1 'H23.3.31'.B9:'H23.3.31'.F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1" office:value-type="string">
            <text:p>消去</text:p>
          </table:table-cell>
          <table:table-cell table:style-name="ce1" office:value-type="string">
            <text:p>合計</text:p>
          </table:table-cell>
        </table:table-row>
        <table:table-row table:style-name="ro1">
          <table:table-cell table:style-name="ce1" office:value-type="string">
            <text:p>売上高</text:p>
          </table:table-cell>
          <table:table-cell table:number-columns-repeated="8" table:style-name="ce3" office:value-type="string">
            <text:p>　</text:p>
          </table:table-cell>
        </table:table-row>
        <table:table-row table:style-name="ro2">
          <table:table-cell table:style-name="ce1" office:value-type="string">
            <text:p>(1) 外部顧客に</text:p>
            <text:p>対する売上高</text:p>
          </table:table-cell>
          <table:table-cell table:style-name="ce3" office:value-type="float" office:value="2115749">
            <text:p>2,115,749</text:p>
          </table:table-cell>
          <table:table-cell table:style-name="ce3" office:value-type="float" office:value="3085230">
            <text:p>3,085,230</text:p>
          </table:table-cell>
          <table:table-cell table:style-name="ce3" office:value-type="float" office:value="1311415">
            <text:p>1,311,415</text:p>
          </table:table-cell>
          <table:table-cell table:style-name="ce3" office:value-type="float" office:value="1598297">
            <text:p>1,598,297</text:p>
          </table:table-cell>
          <table:table-cell table:style-name="ce3" office:value-type="float" office:value="662402">
            <text:p>662,402</text:p>
          </table:table-cell>
          <table:table-cell table:style-name="ce3" office:value-type="float" office:value="8773093">
            <text:p>8,773,093</text:p>
          </table:table-cell>
          <table:table-cell table:style-name="ce3" office:value-type="string">
            <text:p>―</text:p>
          </table:table-cell>
          <table:table-cell table:style-name="ce3" office:value-type="float" office:value="8773093">
            <text:p>8,773,093</text:p>
          </table:table-cell>
        </table:table-row>
        <table:table-row table:style-name="ro1">
          <table:table-cell table:style-name="ce2" office:value-type="string">
            <text:p>割合</text:p>
          </table:table-cell>
          <table:table-cell table:style-name="ce4" table:formula="of:=[.B3]/[.$I$3]" office:value-type="percentage" office:value="0.241163407249872">
            <text:p>24.12%</text:p>
          </table:table-cell>
          <table:table-cell table:style-name="ce4" table:formula="of:=[.C3]/[.$I$3]" office:value-type="percentage" office:value="0.351669587909304">
            <text:p>35.17%</text:p>
          </table:table-cell>
          <table:table-cell table:style-name="ce4" table:formula="of:=[.D3]/[.$I$3]" office:value-type="percentage" office:value="0.149481488455668">
            <text:p>14.95%</text:p>
          </table:table-cell>
          <table:table-cell table:style-name="ce4" table:formula="of:=[.E3]/[.$I$3]" office:value-type="percentage" office:value="0.182181700342171">
            <text:p>18.22%</text:p>
          </table:table-cell>
          <table:table-cell table:style-name="ce4" table:formula="of:=[.F3]/[.$I$3]" office:value-type="percentage" office:value="0.0755038160429851">
            <text:p>7.55%</text:p>
          </table:table-cell>
          <table:table-cell table:style-name="ce4" table:formula="of:=[.G3]/[.$I$3]" office:value-type="percentage" office:value="1">
            <text:p>100.00%</text:p>
          </table:table-cell>
          <table:table-cell table:style-name="ce5" table:number-columns-repeated="2"/>
        </table:table-row>
        <table:table-row table:style-name="ro2">
          <table:table-cell table:style-name="ce1" office:value-type="string">
            <text:p>(2) 所在地間</text:p>
            <text:p>の内部売上高</text:p>
          </table:table-cell>
          <table:table-cell table:style-name="ce3" office:value-type="float" office:value="2308127">
            <text:p>2,308,127</text:p>
          </table:table-cell>
          <table:table-cell table:style-name="ce3" office:value-type="float" office:value="183241">
            <text:p>183,241</text:p>
          </table:table-cell>
          <table:table-cell table:style-name="ce3" office:value-type="float" office:value="110266">
            <text:p>110,266</text:p>
          </table:table-cell>
          <table:table-cell table:style-name="ce3" office:value-type="float" office:value="310187">
            <text:p>310,187</text:p>
          </table:table-cell>
          <table:table-cell table:style-name="ce3" office:value-type="float" office:value="7805">
            <text:p>7,805</text:p>
          </table:table-cell>
          <table:table-cell table:style-name="ce3" office:value-type="float" office:value="2919626">
            <text:p>2,919,626</text:p>
          </table:table-cell>
          <table:table-cell table:style-name="ce3" office:value-type="float" office:value="-2919626">
            <text:p>-2,919,626</text:p>
          </table:table-cell>
          <table:table-cell table:style-name="ce3" office:value-type="string">
            <text:p>―</text:p>
          </table:table-cell>
        </table:table-row>
        <table:table-row table:style-name="ro3">
          <table:table-cell table:style-name="ce1" office:value-type="string">
            <text:p>計</text:p>
          </table:table-cell>
          <table:table-cell table:style-name="ce3" office:value-type="float" office:value="4423876">
            <text:p>4,423,876</text:p>
          </table:table-cell>
          <table:table-cell table:style-name="ce3" office:value-type="float" office:value="3268471">
            <text:p>3,268,471</text:p>
          </table:table-cell>
          <table:table-cell table:style-name="ce3" office:value-type="float" office:value="1421681">
            <text:p>1,421,681</text:p>
          </table:table-cell>
          <table:table-cell table:style-name="ce3" office:value-type="float" office:value="1908484">
            <text:p>1,908,484</text:p>
          </table:table-cell>
          <table:table-cell table:style-name="ce3" office:value-type="float" office:value="670207">
            <text:p>670,207</text:p>
          </table:table-cell>
          <table:table-cell table:style-name="ce3" office:value-type="float" office:value="11692719">
            <text:p>11,692,719</text:p>
          </table:table-cell>
          <table:table-cell table:style-name="ce3" office:value-type="float" office:value="-2919626">
            <text:p>-2,919,626</text:p>
          </table:table-cell>
          <table:table-cell table:style-name="ce3" office:value-type="float" office:value="8773093">
            <text:p>8,773,093</text:p>
          </table:table-cell>
        </table:table-row>
        <table:table-row table:style-name="ro3">
          <table:table-cell table:style-name="ce1" office:value-type="string">
            <text:p>営業利益</text:p>
          </table:table-cell>
          <table:table-cell table:style-name="ce3" office:value-type="float" office:value="76407">
            <text:p>76,407</text:p>
          </table:table-cell>
          <table:table-cell table:style-name="ce3" office:value-type="float" office:value="225590">
            <text:p>225,590</text:p>
          </table:table-cell>
          <table:table-cell table:style-name="ce3" office:value-type="float" office:value="36378">
            <text:p>36,378</text:p>
          </table:table-cell>
          <table:table-cell table:style-name="ce3" office:value-type="float" office:value="171122">
            <text:p>171,122</text:p>
          </table:table-cell>
          <table:table-cell table:style-name="ce3" office:value-type="float" office:value="24579">
            <text:p>24,579</text:p>
          </table:table-cell>
          <table:table-cell table:style-name="ce3" office:value-type="float" office:value="534076">
            <text:p>534,076</text:p>
          </table:table-cell>
          <table:table-cell table:style-name="ce3" office:value-type="float" office:value="3391">
            <text:p>3,391</text:p>
          </table:table-cell>
          <table:table-cell table:style-name="ce3" office:value-type="float" office:value="537467">
            <text:p>537,467</text:p>
          </table:table-cell>
        </table:table-row>
        <table:table-row table:style-name="ro1">
          <table:table-cell table:style-name="ce2" office:value-type="string">
            <text:p>割合</text:p>
          </table:table-cell>
          <table:table-cell table:style-name="ce4" table:formula="of:=[.B7]/[.$I$7]" office:value-type="percentage" office:value="0.142161286181291">
            <text:p>14.22%</text:p>
          </table:table-cell>
          <table:table-cell table:style-name="ce4" table:formula="of:=[.C7]/[.$I$7]" office:value-type="percentage" office:value="0.419728094934201">
            <text:p>41.97%</text:p>
          </table:table-cell>
          <table:table-cell table:style-name="ce4" table:formula="of:=[.D7]/[.$I$7]" office:value-type="percentage" office:value="0.0676841554923372">
            <text:p>6.77%</text:p>
          </table:table-cell>
          <table:table-cell table:style-name="ce4" table:formula="of:=[.E7]/[.$I$7]" office:value-type="percentage" office:value="0.318386059051067">
            <text:p>31.84%</text:p>
          </table:table-cell>
          <table:table-cell table:style-name="ce4" table:formula="of:=[.F7]/[.$I$7]" office:value-type="percentage" office:value="0.0457311797747583">
            <text:p>4.57%</text:p>
          </table:table-cell>
          <table:table-cell table:style-name="ce4" table:formula="of:=[.G7]/[.$I$7]" office:value-type="percentage" office:value="0.993690775433655">
            <text:p>99.37%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>
            <text:p>営業利益率</text:p>
          </table:table-cell>
          <table:table-cell table:style-name="ce4" table:formula="of:=[.B7]/[.B3]" office:value-type="percentage" office:value="0.0361134520210101">
            <text:p>3.61%</text:p>
          </table:table-cell>
          <table:table-cell table:style-name="ce4" table:formula="of:=[.C7]/[.C3]" office:value-type="percentage" office:value="0.0731193460455136">
            <text:p>7.31%</text:p>
          </table:table-cell>
          <table:table-cell table:style-name="ce4" table:formula="of:=[.D7]/[.D3]" office:value-type="percentage" office:value="0.0277395027508455">
            <text:p>2.77%</text:p>
          </table:table-cell>
          <table:table-cell table:style-name="ce4" table:formula="of:=[.E7]/[.E3]" office:value-type="percentage" office:value="0.107065207530265">
            <text:p>10.71%</text:p>
          </table:table-cell>
          <table:table-cell table:style-name="ce4" table:formula="of:=[.F7]/[.F3]" office:value-type="percentage" office:value="0.0371058662262493">
            <text:p>3.71%</text:p>
          </table:table-cell>
          <table:table-cell table:style-name="ce4"/>
          <table:table-cell table:style-name="ce5" table:number-columns-repeated="2"/>
        </table:table-row>
        <table:table-row table:style-name="ro1" table:number-rows-repeated="8">
          <table:table-cell table:number-columns-repeated="9"/>
        </table:table-row>
        <table:table-row table:style-name="ro1">
          <table:table-cell>
            <draw:frame table:end-cell-address="'H23.3.31'.H38" table:end-x="0.193cm" table:end-y="0.413cm" draw:z-index="1" draw:style-name="gr1" draw:text-style-name="P1" svg:width="15.999cm" svg:height="8.999cm" svg:x="0cm" svg:y="0.446cm">
              <draw:object draw:notify-on-update-of-ranges="'H23.3.31'.B1:'H23.3.31'.F1 'H23.3.31'.B8:'H23.3.31'.F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6"/>
          <table:table-cell>
            <draw:frame table:end-cell-address="'H23.3.31'.N39" table:end-x="1.412cm" table:end-y="0.096cm" draw:z-index="0" draw:style-name="gr1" draw:text-style-name="P1" svg:width="15.999cm" svg:height="8.999cm" svg:x="1.22cm" svg:y="0.129cm">
              <draw:object draw:notify-on-update-of-ranges="'H23.3.31'.B1:'H23.3.31'.F1 'H23.3.31'.B4:'H23.3.31'.F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2013/04/06</text:date>, <text:time>08:44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08:35:35.96</meta:creation-date>
    <dc:date>2013-04-06T08:44:55.46</dc:date>
    <meta:editing-duration>PT9M21S</meta:editing-duration>
    <meta:editing-cycles>3</meta:editing-cycles>
    <meta:generator>OpenOffice.org/3.4.1$Win32 OpenOffice.org_project/341m1$Build-9593</meta:generator>
    <meta:document-statistic meta:table-count="3" meta:cell-count="7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792cm" svg:y="0.315cm" chart:style-name="ch2">
          <text:p>売上高割合</text:p>
        </chart:title>
        <chart:subtitle svg:x="6.924cm" svg:y="1.223cm" chart:style-name="ch3">
          <text:p>（外部顧客）</text:p>
        </chart:subtitle>
        <chart:legend chart:legend-position="end" svg:x="14.24cm" svg:y="3.337cm" style:legend-expansion="high" chart:style-name="ch4"/>
        <chart:plot-area chart:style-name="ch5" table:cell-range-address="'H23.3.31'.B1:'H23.3.31'.F1 'H23.3.31'.B4:'H23.3.31'.F4" chart:data-source-has-labels="row" svg:x="0.32cm" svg:y="2.032cm" svg:width="13.6cm" svg:height="6.788cm">
          <chartooo:coordinate-region svg:x="4.08cm" svg:y="2.571cm" svg:width="5.847cm" svg:height="5.847cm"/>
          <chart:axis chart:dimension="x" chart:name="primary-x" chart:style-name="ch6" chartooo:axis-type="auto">
            <chartooo:date-scale/>
            <chart:categories table:cell-range-address="'H23.3.31'.B1:'H23.3.31'.F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H23.3.31'.B4:'H23.3.31'.F4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日本</text:p>
                <draw:g>
                  <svg:desc>'H23.3.31'.B1:'H23.3.31'.F1</svg:desc>
                </draw:g>
              </table:table-cell>
              <table:table-cell office:value-type="string">
                <text:p>北米</text:p>
              </table:table-cell>
              <table:table-cell office:value-type="string">
                <text:p>欧州</text:p>
              </table:table-cell>
              <table:table-cell office:value-type="string">
                <text:p>アジア</text:p>
              </table:table-cell>
              <table:table-cell office:value-type="string">
                <text:p>その他</text:p>
              </table:table-cell>
            </table:table-row>
          </table:table-header-rows>
          <table:table-rows>
            <table:table-row>
              <table:table-cell office:value-type="string">
                <text:p>行 4</text:p>
                <draw:g>
                  <svg:desc/>
                </draw:g>
              </table:table-cell>
              <table:table-cell office:value-type="float" office:value="0.241163407249872">
                <text:p>0.241163407249872</text:p>
                <draw:g>
                  <svg:desc>'H23.3.31'.B4:'H23.3.31'.F4</svg:desc>
                </draw:g>
              </table:table-cell>
              <table:table-cell office:value-type="float" office:value="0.351669587909304">
                <text:p>0.351669587909304</text:p>
              </table:table-cell>
              <table:table-cell office:value-type="float" office:value="0.149481488455668">
                <text:p>0.149481488455668</text:p>
              </table:table-cell>
              <table:table-cell office:value-type="float" office:value="0.182181700342171">
                <text:p>0.182181700342171</text:p>
              </table:table-cell>
              <table:table-cell office:value-type="float" office:value="0.0755038160429851">
                <text:p>0.0755038160429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972cm" svg:y="0.315cm" chart:style-name="ch2">
          <text:p>営業利益　構成割合</text:p>
        </chart:title>
        <chart:legend chart:legend-position="end" svg:x="14.24cm" svg:y="3.337cm" style:legend-expansion="high" chart:style-name="ch3"/>
        <chart:plot-area chart:style-name="ch4" table:cell-range-address="'H23.3.31'.B1:'H23.3.31'.F1 'H23.3.31'.B8:'H23.3.31'.F8" chart:data-source-has-labels="row" svg:x="0.32cm" svg:y="1.402cm" svg:width="13.6cm" svg:height="7.418cm">
          <chartooo:coordinate-region svg:x="3.73cm" svg:y="1.962cm" svg:width="6.546cm" svg:height="6.546cm"/>
          <chart:axis chart:dimension="x" chart:name="primary-x" chart:style-name="ch5" chartooo:axis-type="auto">
            <chartooo:date-scale/>
            <chart:categories table:cell-range-address="'H23.3.31'.B1:'H23.3.31'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H23.3.31'.B8:'H23.3.31'.F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日本</text:p>
                <draw:g>
                  <svg:desc>'H23.3.31'.B1:'H23.3.31'.F1</svg:desc>
                </draw:g>
              </table:table-cell>
              <table:table-cell office:value-type="string">
                <text:p>北米</text:p>
              </table:table-cell>
              <table:table-cell office:value-type="string">
                <text:p>欧州</text:p>
              </table:table-cell>
              <table:table-cell office:value-type="string">
                <text:p>アジア</text:p>
              </table:table-cell>
              <table:table-cell office:value-type="string">
                <text:p>その他</text:p>
              </table:table-cell>
            </table:table-row>
          </table:table-header-rows>
          <table:table-rows>
            <table:table-row>
              <table:table-cell office:value-type="string">
                <text:p>行 8</text:p>
                <draw:g>
                  <svg:desc/>
                </draw:g>
              </table:table-cell>
              <table:table-cell office:value-type="float" office:value="0.142161286181291">
                <text:p>0.142161286181291</text:p>
                <draw:g>
                  <svg:desc>'H23.3.31'.B8:'H23.3.31'.F8</svg:desc>
                </draw:g>
              </table:table-cell>
              <table:table-cell office:value-type="float" office:value="0.419728094934201">
                <text:p>0.419728094934201</text:p>
              </table:table-cell>
              <table:table-cell office:value-type="float" office:value="0.0676841554923372">
                <text:p>0.0676841554923372</text:p>
              </table:table-cell>
              <table:table-cell office:value-type="float" office:value="0.318386059051067">
                <text:p>0.318386059051067</text:p>
              </table:table-cell>
              <table:table-cell office:value-type="float" office:value="0.0457311797747583">
                <text:p>0.04573117977475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92cm" svg:y="0.315cm" chart:style-name="ch2">
          <text:p>営業利益率</text:p>
        </chart:title>
        <chart:legend chart:legend-position="end" svg:x="14.542cm" svg:y="4.188cm" style:legend-expansion="high" chart:style-name="ch3"/>
        <chart:plot-area chart:style-name="ch4" table:cell-range-address="'H23.3.31'.B1:'H23.3.31'.F1 'H23.3.31'.B9:'H23.3.31'.F9" chart:data-source-has-labels="row" svg:x="0.77cm" svg:y="1.582cm" svg:width="13.132cm" svg:height="6.818cm">
          <chartooo:coordinate-region svg:x="2.185cm" svg:y="1.794cm" svg:width="11.717cm" svg:height="6.012cm"/>
          <chart:axis chart:dimension="x" chart:name="primary-x" chart:style-name="ch5" chartooo:axis-type="auto">
            <chartooo:date-scale/>
            <chart:categories table:cell-range-address="'H23.3.31'.B1:'H23.3.31'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H23.3.31'.B9:'H23.3.31'.F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日本</text:p>
                <draw:g>
                  <svg:desc>'H23.3.31'.B1:'H23.3.31'.F1</svg:desc>
                </draw:g>
              </table:table-cell>
              <table:table-cell office:value-type="string">
                <text:p>北米</text:p>
              </table:table-cell>
              <table:table-cell office:value-type="string">
                <text:p>欧州</text:p>
              </table:table-cell>
              <table:table-cell office:value-type="string">
                <text:p>アジア</text:p>
              </table:table-cell>
              <table:table-cell office:value-type="string">
                <text:p>その他</text:p>
              </table:table-cell>
            </table:table-row>
          </table:table-header-rows>
          <table:table-rows>
            <table:table-row>
              <table:table-cell office:value-type="string">
                <text:p>行 9</text:p>
                <draw:g>
                  <svg:desc/>
                </draw:g>
              </table:table-cell>
              <table:table-cell office:value-type="float" office:value="0.0361134520210101">
                <text:p>0.0361134520210101</text:p>
                <draw:g>
                  <svg:desc>'H23.3.31'.B9:'H23.3.31'.F9</svg:desc>
                </draw:g>
              </table:table-cell>
              <table:table-cell office:value-type="float" office:value="0.0731193460455136">
                <text:p>0.0731193460455136</text:p>
              </table:table-cell>
              <table:table-cell office:value-type="float" office:value="0.0277395027508455">
                <text:p>0.0277395027508455</text:p>
              </table:table-cell>
              <table:table-cell office:value-type="float" office:value="0.107065207530265">
                <text:p>0.107065207530265</text:p>
              </table:table-cell>
              <table:table-cell office:value-type="float" office:value="0.0371058662262493">
                <text:p>0.03710586622624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